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nos" svg:font-family="Tinos" style:font-family-generic="roman" style:font-pitch="variable"/>
    <style:font-face style:name="Ubuntu" svg:font-family="Ubuntu" style:font-pitch="variable"/>
    <style:font-face style:name="Ubuntu1" svg:font-family="Ubuntu" style:font-adornments="Italic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4.134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1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">
      <style:paragraph-properties fo:margin-left="0.0701in" fo:margin-right="0.1in" fo:line-height="100%" fo:text-align="center" style:justify-single-word="false" fo:text-indent="0in" style:auto-text-indent="false" style:page-number="auto"/>
      <style:text-properties style:font-name="Ubuntu1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solid" draw:fill-color="#004586" draw:opacity="100%"/>
      <style:paragraph-properties fo:margin-left="0in" fo:margin-right="0in" fo:line-height="100%" fo:text-align="end" style:justify-single-word="false" fo:text-indent="0in" style:auto-text-indent="false" style:page-number="auto" fo:background-color="#004586"/>
      <style:text-properties style:font-name="Ubuntu1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6.1665in"/>
        </style:tab-stops>
      </style:paragraph-properties>
      <style:text-properties style:font-name="Ubuntu1" fo:font-size="74pt" fo:font-style="normal" fo:text-shadow="none" style:text-underline-style="none" fo:font-weight="bold" fo:background-color="transparent" style:font-size-asian="74pt" style:font-style-asian="normal" style:font-weight-asian="bold" style:font-size-complex="74pt" style:font-style-complex="normal" style:font-weight-complex="bold"/>
    </style:style>
    <style:style style:name="P9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text-line-through-style="solid" style:text-line-through-type="single" style:font-name="Ubuntu1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bold" officeooo:paragraph-rsid="0002de2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bold" officeooo:paragraph-rsid="0003d584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1" fo:font-size="16pt" fo:font-weight="bold" officeooo:paragraph-rsid="000580ec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1" fo:font-size="16pt" officeooo:rsid="000580ec" officeooo:paragraph-rsid="000580ec" style:font-size-asian="16pt" style:font-size-complex="16pt"/>
    </style:style>
    <style:style style:name="P18" style:family="paragraph">
      <style:paragraph-properties style:line-height-at-least="0.0398in" fo:text-align="center" loext:tab-stop-distance="0in">
        <style:tab-stops>
          <style:tab-stop style:position="3.4961in"/>
        </style:tab-stops>
      </style:paragraph-properties>
    </style:style>
    <style:style style:name="P19" style:family="paragraph">
      <loext:graphic-properties draw:fill-color="#004586" draw:opacity="100%" draw:opacity-name="Transparency_20_27"/>
      <style:paragraph-properties style:line-height-at-least="0.0398in" fo:text-align="center" loext:tab-stop-distance="0in">
        <style:tab-stops>
          <style:tab-stop style:position="3.4961in"/>
        </style:tab-stops>
      </style:paragraph-properties>
      <style:text-properties style:font-name="Ubuntu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de24" style:font-weight-asian="normal" style:font-weight-complex="normal"/>
    </style:style>
    <style:style style:name="T4" style:family="text">
      <style:text-properties fo:font-weight="normal" officeooo:rsid="0003d584" style:font-weight-asian="normal" style:font-weight-complex="normal"/>
    </style:style>
    <style:style style:name="T5" style:family="text">
      <style:text-properties style:font-name="Ubuntu1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language="es" fo:country="ES"/>
    </style:style>
    <style:style style:name="T9" style:family="text">
      <style:text-properties style:text-position="0% 100%"/>
    </style:style>
    <style:style style:name="T10" style:family="text">
      <style:text-properties officeooo:rsid="000066ed"/>
    </style:style>
    <style:style style:name="T11" style:family="text">
      <style:text-properties officeooo:rsid="0001e82f"/>
    </style:style>
    <style:style style:name="T12" style:family="text">
      <style:text-properties officeooo:rsid="0002de24"/>
    </style:style>
    <style:style style:name="T13" style:family="text">
      <style:text-properties officeooo:rsid="0003d584"/>
    </style:style>
    <style:style style:name="T14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solid" svg:stroke-width="0in" svg:stroke-color="#004586" draw:marker-start-width="0.139in" draw:marker-end-width="0.139in" svg:stroke-opacity="100%" draw:fill-color="#004586" draw:opacity="100%" draw:opacity-name="Transparency_20_27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rect text:anchor-type="paragraph" draw:z-index="0" draw:name="Shape1" draw:style-name="gr1" draw:text-style-name="P19" svg:width="8.2677in" svg:height="1.1787in" svg:x="-0.1945in" svg:y="0in"><text:p text:style-name="P18"><text:span text:style-name="T14">Web Developer </text:span></text:p><text:p text:style-name="P18"><text:span text:style-name="T14">Frontend and Backend</text:span><text:span text:style-name="T15"> </text:span></text:p><text:p text:style-name="P18"><text:span text:style-name="T15">José Maria Garcia</text:span></text:p></draw:rect></text:p>
      <text:p text:style-name="P2"><text:span text:style-name="T8">Education</text:span>:</text:p>
      <text:p text:style-name="P1">Computer <text:span text:style-name="T9">Teaching</text:span> </text:p>
      <text:p text:style-name="P1">2019-2022</text:p>
      <text:p text:style-name="P12"/>
      <text:p text:style-name="P1">Platzi </text:p>
      <text:p text:style-name="P1">2022-2023</text:p>
      <text:p text:style-name="P1"><text:line-break/>Self-taught</text:p>
      <text:p text:style-name="P1">2023-2024</text:p>
      <text:p text:style-name="P9"/>
      <text:p text:style-name="P2">Dev Stack:</text:p>
      <text:p text:style-name="P3"><text:span text:style-name="T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7">Frontend</text:p>
          </table:table-cell>
          <table:table-cell table:style-name="Table1.B1" office:value-type="string">
            <text:p text:style-name="P17">Backend</text:p>
          </table:table-cell>
        </table:table-row>
        <table:table-row>
          <table:table-cell table:style-name="Table1.A2" office:value-type="string">
            <text:p text:style-name="P16">JS <text:span text:style-name="T2">(ES6+)</text:span><text:line-break/>HTML5</text:p>
            <text:p text:style-name="P16">CSS3 </text:p>
            <text:p text:style-name="P16">Webpack <text:span text:style-name="T2">(5+)</text:span></text:p>
            <text:p text:style-name="P16">Eslint<text:span text:style-name="T2"> (8+)</text:span></text:p>
            <text:p text:style-name="P16">Astro <text:span text:style-name="T2">(4+)</text:span></text:p>
            <text:p text:style-name="P16">TailwindCSS <text:span text:style-name="T2">(3+)</text:span></text:p>
            <text:p text:style-name="P16">TypeScript <text:s/><text:span text:style-name="T2">(5+)</text:span></text:p>
            <text:p text:style-name="P16">ReactJS <text:span text:style-name="T2">(17+)</text:span></text:p>
          </table:table-cell>
          <table:table-cell table:style-name="Table1.B2" office:value-type="string">
            <text:p text:style-name="P16">NextJS <text:span text:style-name="T2">(13+)</text:span></text:p>
            <text:p text:style-name="P16">PrismaORM <text:span text:style-name="T2">(5+)</text:span></text:p>
            <text:p text:style-name="P16"><text:span text:style-name="T12">SQL</text:span><text:span text:style-name="T4">(2016+)</text:span></text:p>
          </table:table-cell>
        </table:table-row>
      </table:table>
      <text:p text:style-name="P16"><text:line-break/>Git <text:span text:style-name="T13">and</text:span> Git<text:span text:style-name="T13">H</text:span>ub<text:line-break/>Linux</text:p>
      <text:p text:style-name="P9"/>
      <text:p text:style-name="P2">Links:</text:p>
      <text:p text:style-name="P3">Portfolio:</text:p>
      <text:p text:style-name="P11"><text:a xlink:type="simple" xlink:href="http://asdjosegarcia.com.ar/" text:style-name="Internet_20_link" text:visited-style-name="Visited_20_Internet_20_Link"><text:span text:style-name="T5">asdjosegarcia.com.ar</text:span></text:a></text:p>
      <text:p text:style-name="P3">Linked<text:span text:style-name="T11">I</text:span>n:</text:p>
      <text:p text:style-name="P4"><text:a xlink:type="simple" xlink:href="https://www.linkedin.com/in/asdjosegarcia" text:style-name="Internet_20_link" text:visited-style-name="Visited_20_Internet_20_Link"><text:span text:style-name="T7">asdjosegarcia</text:span></text:a><text:line-break/>GitHub:</text:p>
      <text:p text:style-name="P5"><text:a xlink:type="simple" xlink:href="http://github.com/asdjosegarcia" text:style-name="Internet_20_link" text:visited-style-name="Visited_20_Internet_20_Link">asdjosegarcia</text:a></text:p>
      <text:p text:style-name="P3">Email:</text:p>
      <text:p text:style-name="P3"><text:a xlink:type="simple" xlink:href="mailto:asdjosegarcia@gmail.com" text:style-name="Internet_20_link" text:visited-style-name="Visited_20_Internet_20_Link"><text:span text:style-name="T2">asdjosegarcia@gmail.com</text:span></text:a></text:p>
      <text:p text:style-name="P9"/>
      <text:p text:style-name="P7">Professional Objective: </text:p>
      <text:p text:style-name="P7"><text:span text:style-name="T6"><text:s/></text:span><text:line-break/><text:span text:style-name="T1">To join a high-level technical team with a warm and collaborative environment, to develop simple yet comprehensive applications with a high level of scalability </text:span><text:soft-page-break/><text:span text:style-name="T1">and performance.</text:span></text:p>
      <text:p text:style-name="P10"/>
      <text:p text:style-name="P6">CV 0<text:span text:style-name="T10">5</text:span>/2024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nos" svg:font-family="Tinos" style:font-family-generic="roman" style:font-pitch="variable"/>
    <style:font-face style:name="Ubuntu" svg:font-family="Ubuntu" style:font-pitch="variable"/>
    <style:font-face style:name="Ubuntu1" svg:font-family="Ubuntu" style:font-adornments="Italic" style:font-pitch="variable"/>
  </office:font-face-decls>
  <office:styles>
    <draw:opacity draw:name="Transparency_20_27" draw:display-name="Transparency 27" draw:style="linear" draw:start="100%" draw:end="45%" draw:angle="0deg" draw:border="0%">
      <loext:opacity-stop svg:offset="0" svg:stop-opacity="1"/>
      <loext:opacity-stop svg:offset="1" svg:stop-opacity="0.450980392156863"/>
    </draw:opacity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Noto Sans CJK SC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nos" fo:font-size="12pt" fo:language="en" fo:country="US" style:letter-kerning="true" style:font-name-asian="Noto Sans CJK SC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djosegarcia </meta:initial-creator>
    <meta:creation-date>2024-04-30T02:07:12</meta:creation-date>
    <dc:date>2024-06-03T21:05:00.762823124</dc:date>
    <meta:editing-duration>PT11H4M29S</meta:editing-duration>
    <meta:editing-cycles>54</meta:editing-cycles>
    <meta:generator>LibreOffice/24.2.3.2$Linux_X86_64 LibreOffice_project/4f88f79086d18691a72ac668802d5bc5b5a88122</meta:generator>
    <meta:print-date>2024-05-28T14:26:49.728825058</meta:print-date>
    <meta:printed-by>PDF files</meta:printed-by>
    <meta:document-statistic meta:table-count="1" meta:image-count="0" meta:object-count="0" meta:page-count="2" meta:paragraph-count="33" meta:word-count="76" meta:character-count="577" meta:non-whitespace-character-count="523"/>
  </office:meta>
</office:document-meta>
</file>